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Georgia" svg:font-family="Georgia"/>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Mono"/>
    </style:style>
    <style:style style:name="P2" style:family="paragraph" style:parent-style-name="Standard" style:list-style-name="LS2">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Mono"/>
    </style:style>
    <style:style style:name="P3" style:family="paragraph" style:parent-style-name="Standard" style:list-style-name="LS3">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Mono"/>
    </style:style>
    <style:style style:name="P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Mono" fo:font-size="12pt" fo:font-weight="bold" style:font-size-asian="12pt" style:font-weight-asian="bold" style:font-size-complex="12pt" style:font-weight-complex="bold"/>
    </style:style>
    <style:style style:name="P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Mono" style:font-name-asian="Times New Roman" style:font-name-complex="Times New Roman"/>
    </style:style>
    <style:style style:name="P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Mono" fo:font-size="10pt" style:font-name-asian="Courier New" style:font-size-asian="10pt" style:font-name-complex="Courier New" style:font-size-complex="10pt"/>
    </style:style>
    <style:style style:name="P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Mono" fo:font-size="10pt" style:font-size-asian="10pt" style:font-size-complex="10pt"/>
    </style:style>
    <style:style style:name="P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fo:padding="0cm" fo:border-left="none" fo:border-right="none" fo:border-top="none" fo:border-bottom="1.5pt solid #808080" style:writing-mode="lr-tb"/>
      <style:text-properties style:font-name="Liberation Mono" style:font-name-asian="Times New Roman" style:font-name-complex="Times New Roman"/>
    </style:style>
    <style:style style:name="P1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fo:padding="0cm" fo:border-left="none" fo:border-right="none" fo:border-top="none" fo:border-bottom="1.5pt solid #808080" style:writing-mode="lr-tb"/>
      <style:text-properties style:font-name="Liberation Mono" fo:font-size="10pt" style:font-size-asian="10pt" style:font-size-complex="10pt"/>
    </style:style>
    <style:style style:name="P1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fo:padding="0cm" fo:border-left="none" fo:border-right="none" fo:border-top="none" fo:border-bottom="1.5pt solid #808080" style:writing-mode="lr-tb"/>
      <style:text-properties style:font-name="Liberation Mono" fo:font-size="10pt" style:font-name-asian="Courier New" style:font-size-asian="10pt" style:font-name-complex="Courier New" style:font-size-complex="10pt"/>
    </style:style>
    <style:style style:name="P12" style:family="paragraph" style:parent-style-name="Standard" style:master-page-name="Standard">
      <style:paragraph-properties fo:margin-left="0cm" fo:margin-right="0cm" fo:margin-top="0cm" fo:margin-bottom="0cm" style:contextual-spacing="false" fo:line-height="115%" fo:text-align="start" style:justify-single-word="false" fo:text-indent="0cm" style:auto-text-indent="false" style:page-number="auto" fo:break-before="auto" fo:break-after="auto" style:writing-mode="lr-tb"/>
      <style:text-properties style:font-name="Liberation Mono"/>
    </style:style>
    <style:style style:name="P13" style:family="paragraph" style:parent-style-name="Standard">
      <style:paragraph-properties fo:margin-left="0cm" fo:margin-right="0cm" fo:line-height="115%" fo:text-indent="0cm" style:auto-text-indent="false" fo:break-before="auto" fo:break-after="auto" style:writing-mode="lr-tb"/>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list-style-name="LS1">
      <style:paragraph-properties fo:margin-top="0cm" fo:margin-bottom="0cm" style:contextual-spacing="false" fo:line-height="115%" fo:break-before="auto" fo:break-after="auto" style:writing-mode="lr-tb"/>
      <style:text-properties style:font-name="Liberation Mono"/>
    </style:style>
    <style:style style:name="P15" style:family="paragraph" style:parent-style-name="Standard">
      <style:paragraph-properties fo:margin-left="1.27cm" fo:margin-right="0cm" fo:margin-top="0cm" fo:margin-bottom="0cm" style:contextual-spacing="false" fo:line-height="115%" fo:text-align="start" style:justify-single-word="false" fo:text-indent="1.27cm" style:auto-text-indent="false" fo:break-before="auto" fo:break-after="auto" style:writing-mode="lr-tb"/>
      <style:text-properties style:font-name="Liberation Mono"/>
    </style:style>
    <style:style style:name="P16" style:family="paragraph" style:parent-style-name="Standard">
      <style:paragraph-properties fo:margin-left="1.27cm" fo:margin-right="0cm" fo:margin-top="0cm" fo:margin-bottom="0cm" style:contextual-spacing="false" fo:line-height="115%" fo:text-align="start" style:justify-single-word="false" fo:text-indent="1.27cm" style:auto-text-indent="false" fo:break-before="auto" fo:break-after="auto" style:writing-mode="lr-tb"/>
      <style:text-properties style:font-name="Liberation Mono" fo:font-size="10pt" style:font-name-asian="Courier New" style:font-size-asian="10pt" style:font-name-complex="Courier New" style:font-size-complex="10pt"/>
    </style:style>
    <style:style style:name="P17" style:family="paragraph" style:parent-style-name="Standard">
      <style:paragraph-properties fo:line-height="115%" fo:break-before="auto" fo:break-after="auto" style:writing-mode="lr-tb"/>
      <style:text-properties style:font-name="Liberation Mono" style:font-name-asian="Times New Roman" style:font-name-complex="Times New Roman"/>
    </style:style>
    <style:style style:name="P18" style:family="paragraph" style:parent-style-name="Standard">
      <style:paragraph-properties fo:line-height="115%" fo:break-before="auto" fo:break-after="auto" style:writing-mode="lr-tb"/>
      <style:text-properties style:font-name="Liberation Mono" style:text-underline-style="solid" style:text-underline-width="auto" style:text-underline-color="font-color" style:font-name-asian="Times New Roman" style:font-name-complex="Times New Roman"/>
    </style:style>
    <style:style style:name="P19" style:family="paragraph" style:parent-style-name="Standard">
      <style:paragraph-properties fo:line-height="115%" fo:break-before="auto" fo:break-after="auto" style:writing-mode="lr-tb"/>
      <style:text-properties style:font-name="Liberation Mono"/>
    </style:style>
    <style:style style:name="P20" style:family="paragraph" style:parent-style-name="Standard">
      <style:paragraph-properties fo:line-height="115%" fo:break-before="auto" fo:break-after="auto" style:writing-mode="lr-tb"/>
      <style:text-properties style:font-name="Liberation Mono" fo:font-size="10pt" fo:font-weight="bold" style:font-size-asian="10pt" style:font-weight-asian="bold" style:font-size-complex="10pt" style:font-weight-complex="bold"/>
    </style:style>
    <style:style style:name="P21" style:family="paragraph" style:parent-style-name="Standard">
      <style:paragraph-properties fo:margin-left="0cm" fo:margin-right="0cm" fo:margin-top="0cm" fo:margin-bottom="0cm" style:contextual-spacing="false" fo:line-height="115%" fo:text-align="start" style:justify-single-word="false" fo:text-indent="1.27cm" style:auto-text-indent="false" fo:break-before="auto" fo:break-after="auto" style:writing-mode="lr-tb"/>
      <style:text-properties style:font-name="Liberation Mon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Times New Roman" style:font-name-asian="Times New Roman" style:font-name-complex="Times New Roman"/>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style:font-name-asian="Courier New" style:font-size-asian="10pt" style:font-name-complex="Courier New" style:font-size-complex="10pt"/>
    </style:style>
    <style:style style:name="T6" style:family="text">
      <style:text-properties style:font-name="Courier New" fo:font-size="10pt" style:font-name-asian="Courier New" style:font-size-asian="10pt" style:font-name-complex="Courier New" style:font-size-complex="10pt"/>
    </style:style>
    <style:style style:name="T7" style:family="text">
      <style:text-properties style:font-name-asian="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CS162</text:span></text:p>
      <text:p text:style-name="P1"><text:span text:style-name="T1">Programming Assignment 2 <text:s/>- <text:s/>Ship Class with SFML </text:span></text:p>
      <text:p text:style-name="P4"/>
      <text:p text:style-name="P1"><text:span text:style-name="T7">The purpose of this assignment is to give you an introduction into using SFML to create an interactive graphics-based program.</text:span></text:p>
      <text:p text:style-name="P9"/>
      <text:p text:style-name="P17"/>
      <text:p text:style-name="P13">Overview</text:p>
      <text:p text:style-name="P18"/>
      <text:p text:style-name="P1"><text:span text:style-name="T7">This program is part two of many that will implement an Asteroids-like game. <text:s/>Note: Asteroids is a registered trademark of Atari, Inc.</text:span></text:p>
      <text:p text:style-name="P5"/>
      <text:p text:style-name="P1"><text:span text:style-name="T7">In this program you’ll add code to your ship class to draw it, and use this class within a simple SFML game framework. <text:s/>The result will be a ship that you can “fly” around the screen in similar form to that in the game Asteroids.</text:span></text:p>
      <text:p text:style-name="P9"/>
      <text:p text:style-name="P17"/>
      <text:p text:style-name="P6">Details</text:p>
      <text:p text:style-name="P5"/>
      <text:p text:style-name="P1"><text:span text:style-name="T7">Step 1 - Create an SFML-based project that contains four source file (three of which are from your last project):</text:span></text:p>
      <text:list xml:id="list8153989901704143463" text:style-name="LS1">
        <text:list-item>
          <text:p text:style-name="P14"><text:span text:style-name="T7">vector.h - definition of the Vector struct (which contains an x and y coordinates, as floats)</text:span></text:p>
        </text:list-item>
        <text:list-item>
          <text:p text:style-name="P14"><text:span text:style-name="T7">ship.h - class definition (interface) </text:span></text:p>
        </text:list-item>
        <text:list-item>
          <text:p text:style-name="P14"><text:span text:style-name="T7">ship.cpp - class implementation</text:span></text:p>
        </text:list-item>
        <text:list-item>
          <text:p text:style-name="P14"><text:span text:style-name="T7">SpaceRocks.cpp - NEW! <text:s/>(name it what you want)</text:span></text:p>
        </text:list-item>
      </text:list>
      <text:p text:style-name="P5"/>
      <text:p text:style-name="P1"><text:span text:style-name="T7">Step 2 - Add the code given below to the SpaceRocks.cpp file. <text:s/>This is a simple game processing loop that gets user input (events and keyboard key presses), updates your ships status accordingly, and draws it on the screen. <text:s/>120 times a seconds as written (updates the properties that fast anyway)….</text:span></text:p>
      <text:p text:style-name="P5"/>
      <text:p text:style-name="P1"><text:span text:style-name="T7">Step 3 - Add a function to the ship class to draw it on the screen. This will need to accept a reference to a RenderWindow object a parameter. <text:s text:c="2"/>A simple version of what this function could look like is given below. <text:s/>Feel free to modify or improve it. <text:s/>(see step 6)</text:span></text:p>
      <text:p text:style-name="P5"/>
      <text:p text:style-name="P1"><text:span text:style-name="T7">Step 4 - Tweak the code to make it work well and clean it up. <text:s/></text:span></text:p>
      <text:list xml:id="list8788808349789288452" text:style-name="LS2">
        <text:list-item>
          <text:p text:style-name="P2"><text:span text:style-name="T7">There are a number of constant values we unwisely embedded into the ship class and main routine that it would probably be wise to pull out and define as actual constants at the top of their respective source files. <text:s/>These values, along with the framerate, <text:s/></text:span><text:soft-page-break/><text:span text:style-name="T7">regulate how slow/fast the ship responds to input and will probably need some adjusting.</text:span></text:p>
        </text:list-item>
        <text:list-item>
          <text:p text:style-name="P2"><text:span text:style-name="T7">We also used floats in the ship class and the SFML library uses doubles for everything so you’ll get a bunch of conversion warnings. <text:s/>I recommend doing a project-wide search and replace to change all occurrences of “float” to “double”. Visual Studio provides this ability, because things like this happen...</text:span></text:p>
        </text:list-item>
      </text:list>
      <text:p text:style-name="P5"/>
      <text:p text:style-name="P1"><text:span text:style-name="T7">Step 5 - Thoroughly test the code. <text:s/>Make sure when the ship flies off one side it immediately reappears on the other side. <text:s/>Ditto for going off the top and bottom. <text:s/>Also verify you can spin continuous 360 rotations without any unusual movement when you pass through the 360/0 boundary (test both directions of rotation).</text:span></text:p>
      <text:p text:style-name="P5"/>
      <text:p text:style-name="P19"><text:span text:style-name="T7">Step 6 - Make it your own. <text:s text:c="2"/>Some possible modifications and/or improvements to the ship are the addition of a visible “flame” or sound effects when the engine is firing (SFML provides support for sound)</text:span></text:p>
      <text:p text:style-name="P5"/>
      <text:p text:style-name="P10"/>
      <text:p text:style-name="P7"/>
      <text:p text:style-name="P1"><text:span text:style-name="T7">main() routine that implements a simple game loop</text:span></text:p>
      <text:p text:style-name="P7"/>
      <text:p text:style-name="P1"><text:span text:style-name="T5">#include &lt;SFML/Graphics.hpp&gt;</text:span></text:p>
      <text:p text:style-name="P7"/>
      <text:p text:style-name="P7">//==============================================================================</text:p>
      <text:p text:style-name="P1"><text:span text:style-name="T5">int main()</text:span></text:p>
      <text:p text:style-name="P7">{</text:p>
      <text:p text:style-name="P1"><text:span text:style-name="T5"><text:tab/>sf::RenderWindow window( sf::VideoMode(WINDOW_WIDTH, WINDOW_HEIGHT), </text:span></text:p>
      <text:p text:style-name="P15"><text:span text:style-name="T5">"Delta Quadrant", sf::Style::Titlebar | sf::Style::Close);</text:span></text:p>
      <text:p text:style-name="P7"/>
      <text:p text:style-name="P1"><text:span text:style-name="T5"><text:tab/>window.setFramerateLimit(120); </text:span></text:p>
      <text:p text:style-name="P21"><text:span text:style-name="T5">// this causes loop to execute 120 times a second at most.</text:span></text:p>
      <text:p text:style-name="P21"><text:span text:style-name="T5">// (a delay is automatically added after screen is drawn)</text:span></text:p>
      <text:p text:style-name="P7"/>
      <text:p text:style-name="P1"><text:span text:style-name="T5"><text:tab/>Ship ship;</text:span></text:p>
      <text:p text:style-name="P1"><text:span text:style-name="T5"><text:tab/>//ADD Code to set limits on ships location (call setMaxLocation);</text:span></text:p>
      <text:p text:style-name="P1"><text:span text:style-name="T5"><text:tab/>//ADD CODE to position ship in middle of screen (call setLocation)</text:span></text:p>
      <text:p text:style-name="P7"/>
      <text:p text:style-name="P1"><text:span text:style-name="T5"><text:tab/>while (window.isOpen())</text:span></text:p>
      <text:p text:style-name="P7"><text:tab/>{</text:p>
      <text:p text:style-name="P7"><text:tab/><text:tab/>//----------------------------------------------------------</text:p>
      <text:p text:style-name="P1"><text:span text:style-name="T5"><text:tab/><text:tab/>//handle user input (events and keyboard keys being pressed)</text:span></text:p>
      <text:p text:style-name="P1"><text:span text:style-name="T5"><text:tab/><text:tab/>sf::Event event;</text:span></text:p>
      <text:p text:style-name="P1"><text:span text:style-name="T5"><text:tab/><text:tab/>while (window.pollEvent(event))<text:tab/>{</text:span></text:p>
      <text:p text:style-name="P1"><text:span text:style-name="T5"><text:tab/><text:tab/><text:tab/>if (event.type == sf::Event::Closed)</text:span></text:p>
      <text:p text:style-name="P1"><text:soft-page-break/><text:span text:style-name="T5"><text:tab/><text:tab/><text:tab/><text:tab/>window.close();</text:span></text:p>
      <text:p text:style-name="P7"><text:tab/><text:tab/>}</text:p>
      <text:p text:style-name="P7"/>
      <text:p text:style-name="P1"><text:span text:style-name="T5"><text:tab/><text:tab/>if (sf::Keyboard::isKeyPressed(sf::Keyboard::Left))</text:span></text:p>
      <text:p text:style-name="P1"><text:span text:style-name="T5"><text:tab/><text:tab/><text:tab/>ship.rotateLeft();</text:span></text:p>
      <text:p text:style-name="P7"/>
      <text:p text:style-name="P1"><text:span text:style-name="T5"><text:tab/><text:tab/>//ADD CODE HERE to rotate ship right when right arrow is pressed.</text:span></text:p>
      <text:p text:style-name="P7"/>
      <text:p text:style-name="P1"><text:span text:style-name="T5"><text:tab/><text:tab/>//ADD CODE HERE to applyThrust when up arrow is pressed.</text:span></text:p>
      <text:p text:style-name="P7"/>
      <text:p text:style-name="P7"/>
      <text:p text:style-name="P16">//----------------------------------------------------------</text:p>
      <text:p text:style-name="P1"><text:span text:style-name="T5"><text:tab/><text:tab/>//draw new frame</text:span></text:p>
      <text:p text:style-name="P1"><text:span text:style-name="T5"><text:tab/><text:tab/>window.clear();</text:span></text:p>
      <text:p text:style-name="P7"/>
      <text:p text:style-name="P1"><text:span text:style-name="T5"><text:tab/><text:tab/>//draw ship</text:span></text:p>
      <text:p text:style-name="P1"><text:span text:style-name="T5"><text:tab/><text:tab/>//UNCOMMENT THE FOLLOWING LINES after ship.draw() is implemented</text:span></text:p>
      <text:p text:style-name="P1"><text:span text:style-name="T5"><text:tab/><text:tab/>//ship.updateLocation();</text:span></text:p>
      <text:p text:style-name="P1"><text:span text:style-name="T5"><text:tab/><text:tab/>//ship.draw(window);</text:span></text:p>
      <text:p text:style-name="P7"/>
      <text:p text:style-name="P1"><text:span text:style-name="T5"><text:tab/><text:tab/>//redisplay window</text:span></text:p>
      <text:p text:style-name="P1"><text:span text:style-name="T5"><text:tab/><text:tab/>window.display();</text:span></text:p>
      <text:p text:style-name="P7"><text:tab/>}</text:p>
      <text:p text:style-name="P7"/>
      <text:p text:style-name="P1"><text:span text:style-name="T5"><text:tab/>return 0;</text:span></text:p>
      <text:p text:style-name="P7">}</text:p>
      <text:p text:style-name="P10"><text:s/></text:p>
      <text:p text:style-name="P7"/>
      <text:p text:style-name="P1"><text:span text:style-name="T7">Simple ship.draw() implementation</text:span></text:p>
      <text:p text:style-name="P5"/>
      <text:p text:style-name="P7">//--------------------------------------------------------------------------</text:p>
      <text:p text:style-name="P1"><text:span text:style-name="T5">// Function: draw</text:span></text:p>
      <text:p text:style-name="P1"><text:span text:style-name="T5">// Description: draws the ship on the given window</text:span></text:p>
      <text:p text:style-name="P1"><text:span text:style-name="T5">// Parameters:</text:span></text:p>
      <text:p text:style-name="P1"><text:span text:style-name="T5">// <text:tab/>win - the window on which we’ll draw the ship</text:span></text:p>
      <text:p text:style-name="P7">//--------------------------------------------------------------------------</text:p>
      <text:p text:style-name="P1"><text:span text:style-name="T5">void Ship::draw(sf::RenderWindow&amp; win) {</text:span></text:p>
      <text:p text:style-name="P1"><text:span text:style-name="T5"><text:tab/>// draw ship</text:span></text:p>
      <text:p text:style-name="P1"><text:span text:style-name="T5"><text:tab/>sf::ConvexShape ship;</text:span></text:p>
      <text:p text:style-name="P1"><text:span text:style-name="T5"><text:tab/>ship.setPointCount(3);</text:span></text:p>
      <text:p text:style-name="P1"><text:span text:style-name="T5"><text:tab/>ship.setPoint(0, sf::Vector2f(10, 0));</text:span></text:p>
      <text:p text:style-name="P1"><text:span text:style-name="T5"><text:tab/>ship.setPoint(1, sf::Vector2f(0, 25));</text:span></text:p>
      <text:p text:style-name="P1"><text:span text:style-name="T5"><text:tab/>ship.setPoint(2, sf::Vector2f(20, 25));</text:span></text:p>
      <text:p text:style-name="P7"/>
      <text:p text:style-name="P1"><text:span text:style-name="T5"><text:tab/>sf::Vector2f midpoint(10,15);</text:span></text:p>
      <text:p text:style-name="P1"><text:span text:style-name="T5"><text:tab/>ship.setOrigin(midpoint);</text:span></text:p>
      <text:p text:style-name="P7"/>
      <text:p text:style-name="P1"><text:span text:style-name="T5"><text:tab/>ship.setFillColor(sf::Color(0, 0, 0));</text:span></text:p>
      <text:p text:style-name="P1"><text:span text:style-name="T5"><text:tab/>ship.setOutlineThickness(1);</text:span></text:p>
      <text:p text:style-name="P1"><text:soft-page-break/><text:span text:style-name="T5"><text:tab/>ship.setOutlineColor(sf::Color(255, 255, 255));</text:span></text:p>
      <text:p text:style-name="P7"/>
      <text:p text:style-name="P1"><text:span text:style-name="T5"><text:tab/>ship.setPosition(location.x, location.y);</text:span></text:p>
      <text:p text:style-name="P1"><text:span text:style-name="T5"><text:tab/>ship.setRotation(angle);</text:span></text:p>
      <text:p text:style-name="P1"><text:span text:style-name="T5"><text:tab/>win.draw(ship);</text:span></text:p>
      <text:p text:style-name="P7">}</text:p>
      <text:p text:style-name="P7"/>
      <text:p text:style-name="P11"/>
      <text:p text:style-name="P8"/>
      <text:p text:style-name="P19"><text:span text:style-name="T4">Very Important Stuff</text:span></text:p>
      <text:p text:style-name="P20"/>
      <text:p text:style-name="P19"><text:span text:style-name="T3">All programs should follow the class's coding conventions.</text:span></text:p>
      <text:p text:style-name="P19"><text:span text:style-name="T3">Submit the following:</text:span></text:p>
      <text:list xml:id="list7119019916109297915" text:style-name="LS3">
        <text:list-item>
          <text:p text:style-name="P3"><text:span text:style-name="T3">A zip file containing the four source files you created and your executable</text:span></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 svg:font-family="'Courier New'"/>
    <style:font-face style:name="Georgia" svg:font-family="Georgia"/>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bold" style:font-name-asian="Arial" style:font-family-asian="Arial" style:font-family-generic-asian="swiss" style:font-pitch-asian="variable" style:font-size-asian="11pt" style:font-style-asian="normal" style:font-weight-asian="bold" style:font-name-complex="Arial" style:font-family-complex="Arial" style:font-family-generic-complex="swiss" style:font-pitch-complex="variable" style:font-size-complex="11pt" style:font-style-complex="normal"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space-before="3.492cm" text:min-label-width="0.318cm"/>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space-before="7.302cm" text:min-label-width="0.318cm"/>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Caleb Reister</dc:creator>
    <meta:editing-cycles>2</meta:editing-cycles>
    <dc:date>2014-02-03T14:05:20.838531329</dc:date>
    <meta:editing-duration>P0D</meta:editing-duration>
    <meta:document-statistic meta:table-count="0" meta:image-count="0" meta:object-count="0" meta:page-count="4" meta:paragraph-count="85" meta:word-count="708" meta:character-count="4975" meta:non-whitespace-character-count="4266"/>
  </office:meta>
</office:document-meta>
</file>